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Interpreter.BeanShellInterpr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Interpreter.isInterpreter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set( String s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evalNoLo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BeanShellInterpreter( String init , Logger _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ShellInterpreter.eva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ini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eanShellInterpreter.sour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bshInvoke( Method m , Object [ ] o , boolean shouldLo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eanShellInterpreter.set( String s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Interpreter.ge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